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Multiple Tabs:	One	Two	Three</text:span></text:p>
        <text:p><text:span text:style-name="T2">Left Aligned	Right Aligned</text:span></text:p>
        <text:p><text:span text:style-name="T3">	Center Aligned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ultipleTab" style:family="paragraph">
      <style:paragraph-properties fo:margin-top="0cm" fo:margin-bottom="0cm" fo:text-align=""/>
    </style:style>
    <style:style style:name="rightTab" style:family="paragraph">
      <style:paragraph-properties fo:margin-top="0cm" fo:margin-bottom="0cm" fo:text-align=""/>
    </style:style>
    <style:style style:name="centerTab" style:family="paragraph">
      <style:paragraph-properties fo:margin-top="0cm" fo:margin-bottom="0cm" fo:text-align="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4-21T09:59:19.000</dc:date>
    <meta:generator>PHPWord</meta:generator>
    <meta:initial-creator/>
    <meta:creation-date>2020-04-21T09:59:19.000</meta:creation-date>
    <meta:keyword/>
    <meta:user-defined meta:name="Category"/>
    <meta:user-defined meta:name="Company"/>
    <meta:user-defined meta:name="Manager"/>
  </office:meta>
</office:document-meta>
</file>